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513" officeooo:paragraph-rsid="0010a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ry Pot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0:59:41.248440548</meta:creation-date>
    <dc:date>2018-10-26T01:00:48.142902470</dc:date>
    <meta:editing-duration>PT1M1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6.2$Linux_X86_64 LibreOffice_project/00m0$Build-2</meta:generator>
  </office:meta>
</office:document-meta>
</file>